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3:32: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923004" calcext:value-type="float">
            <text:p>923004</text:p>
          </table:table-cell>
          <table:table-cell office:value-type="float" office:value="872947" calcext:value-type="float">
            <text:p>872947</text:p>
          </table:table-cell>
          <table:table-cell office:value-type="float" office:value="50057" calcext:value-type="float">
            <text:p>50057</text:p>
          </table:table-cell>
          <table:table-cell/>
          <table:table-cell office:value-type="float" office:value="23671" calcext:value-type="float">
            <text:p>23671</text:p>
          </table:table-cell>
          <table:table-cell office:value-type="float" office:value="22715" calcext:value-type="float">
            <text:p>22715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30868" calcext:value-type="float">
            <text:p>30868</text:p>
          </table:table-cell>
          <table:table-cell office:value-type="float" office:value="28878" calcext:value-type="float">
            <text:p>28878</text:p>
          </table:table-cell>
          <table:table-cell office:value-type="float" office:value="1990" calcext:value-type="float">
            <text:p>1990</text:p>
          </table:table-cell>
          <table:table-cell/>
          <table:table-cell table:formula="of:=[.M2]/([.E2]+[.I2]+[.M2])" office:value-type="percentage" office:value="0.0375450446201158" calcext:value-type="percentage">
            <text:p>3.7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892867" calcext:value-type="float">
            <text:p>1892867</text:p>
          </table:table-cell>
          <table:table-cell office:value-type="float" office:value="1841680" calcext:value-type="float">
            <text:p>1841680</text:p>
          </table:table-cell>
          <table:table-cell office:value-type="float" office:value="51187" calcext:value-type="float">
            <text:p>51187</text:p>
          </table:table-cell>
          <table:table-cell/>
          <table:table-cell office:value-type="float" office:value="40193" calcext:value-type="float">
            <text:p>40193</text:p>
          </table:table-cell>
          <table:table-cell office:value-type="float" office:value="39535" calcext:value-type="float">
            <text:p>39535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31982" calcext:value-type="float">
            <text:p>31982</text:p>
          </table:table-cell>
          <table:table-cell office:value-type="float" office:value="30754" calcext:value-type="float">
            <text:p>30754</text:p>
          </table:table-cell>
          <table:table-cell office:value-type="float" office:value="1228" calcext:value-type="float">
            <text:p>1228</text:p>
          </table:table-cell>
          <table:table-cell/>
          <table:table-cell table:formula="of:=[.M3]/([.E3]+[.I3]+[.M3])" office:value-type="percentage" office:value="0.0231379420797769" calcext:value-type="percentage">
            <text:p>2.3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814186" calcext:value-type="float">
            <text:p>1814186</text:p>
          </table:table-cell>
          <table:table-cell office:value-type="float" office:value="1764395" calcext:value-type="float">
            <text:p>1764395</text:p>
          </table:table-cell>
          <table:table-cell office:value-type="float" office:value="49791" calcext:value-type="float">
            <text:p>49791</text:p>
          </table:table-cell>
          <table:table-cell/>
          <table:table-cell office:value-type="float" office:value="60297" calcext:value-type="float">
            <text:p>60297</text:p>
          </table:table-cell>
          <table:table-cell office:value-type="float" office:value="59178" calcext:value-type="float">
            <text:p>59178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66963" calcext:value-type="float">
            <text:p>66963</text:p>
          </table:table-cell>
          <table:table-cell office:value-type="float" office:value="64820" calcext:value-type="float">
            <text:p>64820</text:p>
          </table:table-cell>
          <table:table-cell office:value-type="float" office:value="2143" calcext:value-type="float">
            <text:p>2143</text:p>
          </table:table-cell>
          <table:table-cell/>
          <table:table-cell table:formula="of:=[.M4]/([.E4]+[.I4]+[.M4])" office:value-type="percentage" office:value="0.0403935686954555" calcext:value-type="percentage">
            <text:p>4.04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837868" calcext:value-type="float">
            <text:p>1837868</text:p>
          </table:table-cell>
          <table:table-cell office:value-type="float" office:value="1788009" calcext:value-type="float">
            <text:p>1788009</text:p>
          </table:table-cell>
          <table:table-cell office:value-type="float" office:value="49859" calcext:value-type="float">
            <text:p>49859</text:p>
          </table:table-cell>
          <table:table-cell/>
          <table:table-cell office:value-type="float" office:value="60317" calcext:value-type="float">
            <text:p>60317</text:p>
          </table:table-cell>
          <table:table-cell office:value-type="float" office:value="59217" calcext:value-type="float">
            <text:p>59217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52790" calcext:value-type="float">
            <text:p>52790</text:p>
          </table:table-cell>
          <table:table-cell office:value-type="float" office:value="50741" calcext:value-type="float">
            <text:p>50741</text:p>
          </table:table-cell>
          <table:table-cell office:value-type="float" office:value="2049" calcext:value-type="float">
            <text:p>2049</text:p>
          </table:table-cell>
          <table:table-cell/>
          <table:table-cell table:formula="of:=[.M5]/([.E5]+[.I5]+[.M5])" office:value-type="percentage" office:value="0.0386545427105343" calcext:value-type="percentage">
            <text:p>3.8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828779" calcext:value-type="float">
            <text:p>1828779</text:p>
          </table:table-cell>
          <table:table-cell office:value-type="float" office:value="1778578" calcext:value-type="float">
            <text:p>1778578</text:p>
          </table:table-cell>
          <table:table-cell office:value-type="float" office:value="50201" calcext:value-type="float">
            <text:p>50201</text:p>
          </table:table-cell>
          <table:table-cell/>
          <table:table-cell office:value-type="float" office:value="61699" calcext:value-type="float">
            <text:p>61699</text:p>
          </table:table-cell>
          <table:table-cell office:value-type="float" office:value="60790" calcext:value-type="float">
            <text:p>60790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56442" calcext:value-type="float">
            <text:p>56442</text:p>
          </table:table-cell>
          <table:table-cell office:value-type="float" office:value="54525" calcext:value-type="float">
            <text:p>54525</text:p>
          </table:table-cell>
          <table:table-cell office:value-type="float" office:value="1917" calcext:value-type="float">
            <text:p>1917</text:p>
          </table:table-cell>
          <table:table-cell/>
          <table:table-cell table:formula="of:=[.M6]/([.E6]+[.I6]+[.M6])" office:value-type="percentage" office:value="0.0361513945725762" calcext:value-type="percentage">
            <text:p>3.6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833147" calcext:value-type="float">
            <text:p>1833147</text:p>
          </table:table-cell>
          <table:table-cell office:value-type="float" office:value="1783110" calcext:value-type="float">
            <text:p>1783110</text:p>
          </table:table-cell>
          <table:table-cell office:value-type="float" office:value="50037" calcext:value-type="float">
            <text:p>50037</text:p>
          </table:table-cell>
          <table:table-cell/>
          <table:table-cell office:value-type="float" office:value="59342" calcext:value-type="float">
            <text:p>59342</text:p>
          </table:table-cell>
          <table:table-cell office:value-type="float" office:value="58224" calcext:value-type="float">
            <text:p>58224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float" office:value="55349" calcext:value-type="float">
            <text:p>55349</text:p>
          </table:table-cell>
          <table:table-cell office:value-type="float" office:value="53510" calcext:value-type="float">
            <text:p>53510</text:p>
          </table:table-cell>
          <table:table-cell office:value-type="float" office:value="1839" calcext:value-type="float">
            <text:p>1839</text:p>
          </table:table-cell>
          <table:table-cell/>
          <table:table-cell table:formula="of:=[.M7]/([.E7]+[.I7]+[.M7])" office:value-type="percentage" office:value="0.0347020417405744" calcext:value-type="percentage">
            <text:p>3.4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916079" calcext:value-type="float">
            <text:p>916079</text:p>
          </table:table-cell>
          <table:table-cell office:value-type="float" office:value="866160" calcext:value-type="float">
            <text:p>866160</text:p>
          </table:table-cell>
          <table:table-cell office:value-type="float" office:value="49919" calcext:value-type="float">
            <text:p>49919</text:p>
          </table:table-cell>
          <table:table-cell/>
          <table:table-cell office:value-type="float" office:value="27366" calcext:value-type="float">
            <text:p>27366</text:p>
          </table:table-cell>
          <table:table-cell office:value-type="float" office:value="26512" calcext:value-type="float">
            <text:p>26512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33650" calcext:value-type="float">
            <text:p>33650</text:p>
          </table:table-cell>
          <table:table-cell office:value-type="float" office:value="31427" calcext:value-type="float">
            <text:p>31427</text:p>
          </table:table-cell>
          <table:table-cell office:value-type="float" office:value="2223" calcext:value-type="float">
            <text:p>2223</text:p>
          </table:table-cell>
          <table:table-cell/>
          <table:table-cell table:formula="of:=[.M8]/([.E8]+[.I8]+[.M8])" office:value-type="percentage" office:value="0.0419465620046796" calcext:value-type="percentage">
            <text:p>4.1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831427" calcext:value-type="float">
            <text:p>1831427</text:p>
          </table:table-cell>
          <table:table-cell office:value-type="float" office:value="1781053" calcext:value-type="float">
            <text:p>1781053</text:p>
          </table:table-cell>
          <table:table-cell office:value-type="float" office:value="50374" calcext:value-type="float">
            <text:p>50374</text:p>
          </table:table-cell>
          <table:table-cell/>
          <table:table-cell office:value-type="float" office:value="59894" calcext:value-type="float">
            <text:p>59894</text:p>
          </table:table-cell>
          <table:table-cell office:value-type="float" office:value="58983" calcext:value-type="float">
            <text:p>58983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54798" calcext:value-type="float">
            <text:p>54798</text:p>
          </table:table-cell>
          <table:table-cell office:value-type="float" office:value="53106" calcext:value-type="float">
            <text:p>53106</text:p>
          </table:table-cell>
          <table:table-cell office:value-type="float" office:value="1692" calcext:value-type="float">
            <text:p>1692</text:p>
          </table:table-cell>
          <table:table-cell/>
          <table:table-cell table:formula="of:=[.M9]/([.E9]+[.I9]+[.M9])" office:value-type="percentage" office:value="0.0319383883572116" calcext:value-type="percentage">
            <text:p>3.1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865110" calcext:value-type="float">
            <text:p>1865110</text:p>
          </table:table-cell>
          <table:table-cell office:value-type="float" office:value="1814523" calcext:value-type="float">
            <text:p>1814523</text:p>
          </table:table-cell>
          <table:table-cell office:value-type="float" office:value="50587" calcext:value-type="float">
            <text:p>50587</text:p>
          </table:table-cell>
          <table:table-cell/>
          <table:table-cell office:value-type="float" office:value="45590" calcext:value-type="float">
            <text:p>45590</text:p>
          </table:table-cell>
          <table:table-cell office:value-type="float" office:value="44759" calcext:value-type="float">
            <text:p>44759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43242" calcext:value-type="float">
            <text:p>43242</text:p>
          </table:table-cell>
          <table:table-cell office:value-type="float" office:value="41658" calcext:value-type="float">
            <text:p>41658</text:p>
          </table:table-cell>
          <table:table-cell office:value-type="float" office:value="1584" calcext:value-type="float">
            <text:p>1584</text:p>
          </table:table-cell>
          <table:table-cell/>
          <table:table-cell table:formula="of:=[.M10]/([.E10]+[.I10]+[.M10])" office:value-type="percentage" office:value="0.0298856646918984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71429" calcext:value-type="float">
            <text:p>1871429</text:p>
          </table:table-cell>
          <table:table-cell office:value-type="float" office:value="1820681" calcext:value-type="float">
            <text:p>1820681</text:p>
          </table:table-cell>
          <table:table-cell office:value-type="float" office:value="50748" calcext:value-type="float">
            <text:p>50748</text:p>
          </table:table-cell>
          <table:table-cell/>
          <table:table-cell office:value-type="float" office:value="44031" calcext:value-type="float">
            <text:p>44031</text:p>
          </table:table-cell>
          <table:table-cell office:value-type="float" office:value="43274" calcext:value-type="float">
            <text:p>43274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39590" calcext:value-type="float">
            <text:p>39590</text:p>
          </table:table-cell>
          <table:table-cell office:value-type="float" office:value="38103" calcext:value-type="float">
            <text:p>38103</text:p>
          </table:table-cell>
          <table:table-cell office:value-type="float" office:value="1487" calcext:value-type="float">
            <text:p>1487</text:p>
          </table:table-cell>
          <table:table-cell/>
          <table:table-cell table:formula="of:=[.M11]/([.E11]+[.I11]+[.M11])" office:value-type="percentage" office:value="0.0280608393719807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823149" calcext:value-type="float">
            <text:p>1823149</text:p>
          </table:table-cell>
          <table:table-cell office:value-type="float" office:value="1773501" calcext:value-type="float">
            <text:p>1773501</text:p>
          </table:table-cell>
          <table:table-cell office:value-type="float" office:value="49648" calcext:value-type="float">
            <text:p>49648</text:p>
          </table:table-cell>
          <table:table-cell/>
          <table:table-cell office:value-type="float" office:value="62565" calcext:value-type="float">
            <text:p>62565</text:p>
          </table:table-cell>
          <table:table-cell office:value-type="float" office:value="61505" calcext:value-type="float">
            <text:p>61505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61242" calcext:value-type="float">
            <text:p>61242</text:p>
          </table:table-cell>
          <table:table-cell office:value-type="float" office:value="58938" calcext:value-type="float">
            <text:p>58938</text:p>
          </table:table-cell>
          <table:table-cell office:value-type="float" office:value="2304" calcext:value-type="float">
            <text:p>2304</text:p>
          </table:table-cell>
          <table:table-cell/>
          <table:table-cell table:formula="of:=[.M12]/([.E12]+[.I12]+[.M12])" office:value-type="percentage" office:value="0.0434618576925979" calcext:value-type="percentage">
            <text:p>4.3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804789" calcext:value-type="float">
            <text:p>1804789</text:p>
          </table:table-cell>
          <table:table-cell office:value-type="float" office:value="1755022" calcext:value-type="float">
            <text:p>1755022</text:p>
          </table:table-cell>
          <table:table-cell office:value-type="float" office:value="49767" calcext:value-type="float">
            <text:p>49767</text:p>
          </table:table-cell>
          <table:table-cell/>
          <table:table-cell office:value-type="float" office:value="65298" calcext:value-type="float">
            <text:p>65298</text:p>
          </table:table-cell>
          <table:table-cell office:value-type="float" office:value="64298" calcext:value-type="float">
            <text:p>642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9389" calcext:value-type="float">
            <text:p>69389</text:p>
          </table:table-cell>
          <table:table-cell office:value-type="float" office:value="67154" calcext:value-type="float">
            <text:p>67154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[.M13]/([.E13]+[.I13]+[.M13])" office:value-type="percentage" office:value="0.0421682200671673" calcext:value-type="percentage">
            <text:p>4.2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816850" calcext:value-type="float">
            <text:p>1816850</text:p>
          </table:table-cell>
          <table:table-cell office:value-type="float" office:value="1767170" calcext:value-type="float">
            <text:p>1767170</text:p>
          </table:table-cell>
          <table:table-cell office:value-type="float" office:value="49680" calcext:value-type="float">
            <text:p>49680</text:p>
          </table:table-cell>
          <table:table-cell/>
          <table:table-cell office:value-type="float" office:value="66450" calcext:value-type="float">
            <text:p>66450</text:p>
          </table:table-cell>
          <table:table-cell office:value-type="float" office:value="65272" calcext:value-type="float">
            <text:p>65272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62009" calcext:value-type="float">
            <text:p>62009</text:p>
          </table:table-cell>
          <table:table-cell office:value-type="float" office:value="59870" calcext:value-type="float">
            <text:p>59870</text:p>
          </table:table-cell>
          <table:table-cell office:value-type="float" office:value="2139" calcext:value-type="float">
            <text:p>2139</text:p>
          </table:table-cell>
          <table:table-cell/>
          <table:table-cell table:formula="of:=[.M14]/([.E14]+[.I14]+[.M14])" office:value-type="percentage" office:value="0.0403607751382154" calcext:value-type="percentage">
            <text:p>4.0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825344" calcext:value-type="float">
            <text:p>1825344</text:p>
          </table:table-cell>
          <table:table-cell office:value-type="float" office:value="1775386" calcext:value-type="float">
            <text:p>1775386</text:p>
          </table:table-cell>
          <table:table-cell office:value-type="float" office:value="49958" calcext:value-type="float">
            <text:p>49958</text:p>
          </table:table-cell>
          <table:table-cell/>
          <table:table-cell office:value-type="float" office:value="62225" calcext:value-type="float">
            <text:p>62225</text:p>
          </table:table-cell>
          <table:table-cell office:value-type="float" office:value="61229" calcext:value-type="float">
            <text:p>61229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57023" calcext:value-type="float">
            <text:p>57023</text:p>
          </table:table-cell>
          <table:table-cell office:value-type="float" office:value="54964" calcext:value-type="float">
            <text:p>54964</text:p>
          </table:table-cell>
          <table:table-cell office:value-type="float" office:value="2059" calcext:value-type="float">
            <text:p>2059</text:p>
          </table:table-cell>
          <table:table-cell/>
          <table:table-cell table:formula="of:=[.M15]/([.E15]+[.I15]+[.M15])" office:value-type="percentage" office:value="0.0388395299266218" calcext:value-type="percentage">
            <text:p>3.8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822044" calcext:value-type="float">
            <text:p>1822044</text:p>
          </table:table-cell>
          <table:table-cell office:value-type="float" office:value="1772430" calcext:value-type="float">
            <text:p>1772430</text:p>
          </table:table-cell>
          <table:table-cell office:value-type="float" office:value="49614" calcext:value-type="float">
            <text:p>49614</text:p>
          </table:table-cell>
          <table:table-cell/>
          <table:table-cell office:value-type="float" office:value="66391" calcext:value-type="float">
            <text:p>66391</text:p>
          </table:table-cell>
          <table:table-cell office:value-type="float" office:value="65208" calcext:value-type="float">
            <text:p>65208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58251" calcext:value-type="float">
            <text:p>58251</text:p>
          </table:table-cell>
          <table:table-cell office:value-type="float" office:value="56003" calcext:value-type="float">
            <text:p>56003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M16]/([.E16]+[.I16]+[.M16])" office:value-type="percentage" office:value="0.0423791120746536" calcext:value-type="percentage">
            <text:p>4.2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808492" calcext:value-type="float">
            <text:p>1808492</text:p>
          </table:table-cell>
          <table:table-cell office:value-type="float" office:value="1759122" calcext:value-type="float">
            <text:p>1759122</text:p>
          </table:table-cell>
          <table:table-cell office:value-type="float" office:value="49370" calcext:value-type="float">
            <text:p>49370</text:p>
          </table:table-cell>
          <table:table-cell/>
          <table:table-cell office:value-type="float" office:value="64200" calcext:value-type="float">
            <text:p>64200</text:p>
          </table:table-cell>
          <table:table-cell office:value-type="float" office:value="63037" calcext:value-type="float">
            <text:p>63037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float" office:value="67541" calcext:value-type="float">
            <text:p>67541</text:p>
          </table:table-cell>
          <table:table-cell office:value-type="float" office:value="65064" calcext:value-type="float">
            <text:p>65064</text:p>
          </table:table-cell>
          <table:table-cell office:value-type="float" office:value="2477" calcext:value-type="float">
            <text:p>2477</text:p>
          </table:table-cell>
          <table:table-cell/>
          <table:table-cell table:formula="of:=[.M17]/([.E17]+[.I17]+[.M17])" office:value-type="percentage" office:value="0.0467270326353518" calcext:value-type="percentage">
            <text:p>4.6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913154" calcext:value-type="float">
            <text:p>913154</text:p>
          </table:table-cell>
          <table:table-cell office:value-type="float" office:value="863448" calcext:value-type="float">
            <text:p>863448</text:p>
          </table:table-cell>
          <table:table-cell office:value-type="float" office:value="49706" calcext:value-type="float">
            <text:p>49706</text:p>
          </table:table-cell>
          <table:table-cell/>
          <table:table-cell office:value-type="float" office:value="28993" calcext:value-type="float">
            <text:p>28993</text:p>
          </table:table-cell>
          <table:table-cell office:value-type="float" office:value="27824" calcext:value-type="float">
            <text:p>27824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float" office:value="35641" calcext:value-type="float">
            <text:p>35641</text:p>
          </table:table-cell>
          <table:table-cell office:value-type="float" office:value="33523" calcext:value-type="float">
            <text:p>33523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M18]/([.E18]+[.I18]+[.M18])" office:value-type="percentage" office:value="0.0399675428830223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816780" calcext:value-type="float">
            <text:p>1816780</text:p>
          </table:table-cell>
          <table:table-cell office:value-type="float" office:value="1767092" calcext:value-type="float">
            <text:p>1767092</text:p>
          </table:table-cell>
          <table:table-cell office:value-type="float" office:value="49688" calcext:value-type="float">
            <text:p>49688</text:p>
          </table:table-cell>
          <table:table-cell/>
          <table:table-cell office:value-type="float" office:value="61914" calcext:value-type="float">
            <text:p>61914</text:p>
          </table:table-cell>
          <table:table-cell office:value-type="float" office:value="60773" calcext:value-type="float">
            <text:p>60773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62872" calcext:value-type="float">
            <text:p>62872</text:p>
          </table:table-cell>
          <table:table-cell office:value-type="float" office:value="60618" calcext:value-type="float">
            <text:p>60618</text:p>
          </table:table-cell>
          <table:table-cell office:value-type="float" office:value="2254" calcext:value-type="float">
            <text:p>2254</text:p>
          </table:table-cell>
          <table:table-cell/>
          <table:table-cell table:formula="of:=[.M19]/([.E19]+[.I19]+[.M19])" office:value-type="percentage" office:value="0.0424618050976772" calcext:value-type="percentage">
            <text:p>4.2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832016" calcext:value-type="float">
            <text:p>1832016</text:p>
          </table:table-cell>
          <table:table-cell office:value-type="float" office:value="1781761" calcext:value-type="float">
            <text:p>1781761</text:p>
          </table:table-cell>
          <table:table-cell office:value-type="float" office:value="50255" calcext:value-type="float">
            <text:p>50255</text:p>
          </table:table-cell>
          <table:table-cell/>
          <table:table-cell office:value-type="float" office:value="52975" calcext:value-type="float">
            <text:p>52975</text:p>
          </table:table-cell>
          <table:table-cell office:value-type="float" office:value="52154" calcext:value-type="float">
            <text:p>52154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58087" calcext:value-type="float">
            <text:p>58087</text:p>
          </table:table-cell>
          <table:table-cell office:value-type="float" office:value="56170" calcext:value-type="float">
            <text:p>56170</text:p>
          </table:table-cell>
          <table:table-cell office:value-type="float" office:value="1917" calcext:value-type="float">
            <text:p>1917</text:p>
          </table:table-cell>
          <table:table-cell/>
          <table:table-cell table:formula="of:=[.M20]/([.E20]+[.I20]+[.M20])" office:value-type="percentage" office:value="0.0361745890966731" calcext:value-type="percentage">
            <text:p>3.62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825199" calcext:value-type="float">
            <text:p>1825199</text:p>
          </table:table-cell>
          <table:table-cell office:value-type="float" office:value="1775149" calcext:value-type="float">
            <text:p>1775149</text:p>
          </table:table-cell>
          <table:table-cell office:value-type="float" office:value="50050" calcext:value-type="float">
            <text:p>50050</text:p>
          </table:table-cell>
          <table:table-cell/>
          <table:table-cell office:value-type="float" office:value="58466" calcext:value-type="float">
            <text:p>58466</text:p>
          </table:table-cell>
          <table:table-cell office:value-type="float" office:value="57593" calcext:value-type="float">
            <text:p>57593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7956" calcext:value-type="float">
            <text:p>57956</text:p>
          </table:table-cell>
          <table:table-cell office:value-type="float" office:value="55899" calcext:value-type="float">
            <text:p>55899</text:p>
          </table:table-cell>
          <table:table-cell office:value-type="float" office:value="2057" calcext:value-type="float">
            <text:p>2057</text:p>
          </table:table-cell>
          <table:table-cell/>
          <table:table-cell table:formula="of:=[.M21]/([.E21]+[.I21]+[.M21])" office:value-type="percentage" office:value="0.0388259720649302" calcext:value-type="percentage">
            <text:p>3.8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795999" calcext:value-type="float">
            <text:p>1795999</text:p>
          </table:table-cell>
          <table:table-cell office:value-type="float" office:value="1746961" calcext:value-type="float">
            <text:p>1746961</text:p>
          </table:table-cell>
          <table:table-cell office:value-type="float" office:value="49038" calcext:value-type="float">
            <text:p>49038</text:p>
          </table:table-cell>
          <table:table-cell/>
          <table:table-cell office:value-type="float" office:value="66224" calcext:value-type="float">
            <text:p>66224</text:p>
          </table:table-cell>
          <table:table-cell office:value-type="float" office:value="64955" calcext:value-type="float">
            <text:p>64955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71205" calcext:value-type="float">
            <text:p>71205</text:p>
          </table:table-cell>
          <table:table-cell office:value-type="float" office:value="68543" calcext:value-type="float">
            <text:p>68543</text:p>
          </table:table-cell>
          <table:table-cell office:value-type="float" office:value="2662" calcext:value-type="float">
            <text:p>2662</text:p>
          </table:table-cell>
          <table:table-cell/>
          <table:table-cell table:formula="of:=[.M22]/([.E22]+[.I22]+[.M22])" office:value-type="percentage" office:value="0.0502558100020767" calcext:value-type="percentage">
            <text:p>5.0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814894" calcext:value-type="float">
            <text:p>1814894</text:p>
          </table:table-cell>
          <table:table-cell office:value-type="float" office:value="1765174" calcext:value-type="float">
            <text:p>1765174</text:p>
          </table:table-cell>
          <table:table-cell office:value-type="float" office:value="49720" calcext:value-type="float">
            <text:p>49720</text:p>
          </table:table-cell>
          <table:table-cell/>
          <table:table-cell office:value-type="float" office:value="63601" calcext:value-type="float">
            <text:p>63601</text:p>
          </table:table-cell>
          <table:table-cell office:value-type="float" office:value="62679" calcext:value-type="float">
            <text:p>6267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0930" calcext:value-type="float">
            <text:p>60930</text:p>
          </table:table-cell>
          <table:table-cell office:value-type="float" office:value="58566" calcext:value-type="float">
            <text:p>58566</text:p>
          </table:table-cell>
          <table:table-cell office:value-type="float" office:value="2364" calcext:value-type="float">
            <text:p>2364</text:p>
          </table:table-cell>
          <table:table-cell/>
          <table:table-cell table:formula="of:=[.M23]/([.E23]+[.I23]+[.M23])" office:value-type="percentage" office:value="0.0445987246726786" calcext:value-type="percentage">
            <text:p>4.46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839672" calcext:value-type="float">
            <text:p>1839672</text:p>
          </table:table-cell>
          <table:table-cell office:value-type="float" office:value="1789573" calcext:value-type="float">
            <text:p>1789573</text:p>
          </table:table-cell>
          <table:table-cell office:value-type="float" office:value="50099" calcext:value-type="float">
            <text:p>50099</text:p>
          </table:table-cell>
          <table:table-cell/>
          <table:table-cell office:value-type="float" office:value="54553" calcext:value-type="float">
            <text:p>54553</text:p>
          </table:table-cell>
          <table:table-cell office:value-type="float" office:value="53514" calcext:value-type="float">
            <text:p>53514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50214" calcext:value-type="float">
            <text:p>50214</text:p>
          </table:table-cell>
          <table:table-cell office:value-type="float" office:value="48372" calcext:value-type="float">
            <text:p>48372</text:p>
          </table:table-cell>
          <table:table-cell office:value-type="float" office:value="1842" calcext:value-type="float">
            <text:p>1842</text:p>
          </table:table-cell>
          <table:table-cell/>
          <table:table-cell table:formula="of:=[.M24]/([.E24]+[.I24]+[.M24])" office:value-type="percentage" office:value="0.0347678369195923" calcext:value-type="percentage">
            <text:p>3.4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09658" calcext:value-type="float">
            <text:p>909658</text:p>
          </table:table-cell>
          <table:table-cell office:value-type="float" office:value="860484" calcext:value-type="float">
            <text:p>860484</text:p>
          </table:table-cell>
          <table:table-cell office:value-type="float" office:value="49174" calcext:value-type="float">
            <text:p>49174</text:p>
          </table:table-cell>
          <table:table-cell/>
          <table:table-cell office:value-type="float" office:value="29245" calcext:value-type="float">
            <text:p>29245</text:p>
          </table:table-cell>
          <table:table-cell office:value-type="float" office:value="28103" calcext:value-type="float">
            <text:p>28103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float" office:value="39098" calcext:value-type="float">
            <text:p>39098</text:p>
          </table:table-cell>
          <table:table-cell office:value-type="float" office:value="36417" calcext:value-type="float">
            <text:p>36417</text:p>
          </table:table-cell>
          <table:table-cell office:value-type="float" office:value="2681" calcext:value-type="float">
            <text:p>2681</text:p>
          </table:table-cell>
          <table:table-cell/>
          <table:table-cell table:formula="of:=[.M25]/([.E25]+[.I25]+[.M25])" office:value-type="percentage" office:value="0.0505877691190067" calcext:value-type="percentage">
            <text:p>5.0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833463" calcext:value-type="float">
            <text:p>1833463</text:p>
          </table:table-cell>
          <table:table-cell office:value-type="float" office:value="1783398" calcext:value-type="float">
            <text:p>1783398</text:p>
          </table:table-cell>
          <table:table-cell office:value-type="float" office:value="50065" calcext:value-type="float">
            <text:p>50065</text:p>
          </table:table-cell>
          <table:table-cell/>
          <table:table-cell office:value-type="float" office:value="56551" calcext:value-type="float">
            <text:p>56551</text:p>
          </table:table-cell>
          <table:table-cell office:value-type="float" office:value="55563" calcext:value-type="float">
            <text:p>55563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54563" calcext:value-type="float">
            <text:p>54563</text:p>
          </table:table-cell>
          <table:table-cell office:value-type="float" office:value="52591" calcext:value-type="float">
            <text:p>52591</text:p>
          </table:table-cell>
          <table:table-cell office:value-type="float" office:value="1972" calcext:value-type="float">
            <text:p>1972</text:p>
          </table:table-cell>
          <table:table-cell/>
          <table:table-cell table:formula="of:=[.M26]/([.E26]+[.I26]+[.M26])" office:value-type="percentage" office:value="0.0371900047147572" calcext:value-type="percentage">
            <text:p>3.7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813954" calcext:value-type="float">
            <text:p>1813954</text:p>
          </table:table-cell>
          <table:table-cell office:value-type="float" office:value="1764429" calcext:value-type="float">
            <text:p>1764429</text:p>
          </table:table-cell>
          <table:table-cell office:value-type="float" office:value="49525" calcext:value-type="float">
            <text:p>49525</text:p>
          </table:table-cell>
          <table:table-cell/>
          <table:table-cell office:value-type="float" office:value="65546" calcext:value-type="float">
            <text:p>65546</text:p>
          </table:table-cell>
          <table:table-cell office:value-type="float" office:value="64325" calcext:value-type="float">
            <text:p>64325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61738" calcext:value-type="float">
            <text:p>61738</text:p>
          </table:table-cell>
          <table:table-cell office:value-type="float" office:value="59503" calcext:value-type="float">
            <text:p>59503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[.M27]/([.E27]+[.I27]+[.M27])" office:value-type="percentage" office:value="0.0421849342217021" calcext:value-type="percentage">
            <text:p>4.2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50618" calcext:value-type="float">
            <text:p>1850618</text:p>
          </table:table-cell>
          <table:table-cell office:value-type="float" office:value="1800404" calcext:value-type="float">
            <text:p>1800404</text:p>
          </table:table-cell>
          <table:table-cell office:value-type="float" office:value="50214" calcext:value-type="float">
            <text:p>50214</text:p>
          </table:table-cell>
          <table:table-cell/>
          <table:table-cell office:value-type="float" office:value="54571" calcext:value-type="float">
            <text:p>54571</text:p>
          </table:table-cell>
          <table:table-cell office:value-type="float" office:value="53498" calcext:value-type="float">
            <text:p>53498</text:p>
          </table:table-cell>
          <table:table-cell office:value-type="float" office:value="1073" calcext:value-type="float">
            <text:p>1073</text:p>
          </table:table-cell>
          <table:table-cell/>
          <table:table-cell office:value-type="float" office:value="45286" calcext:value-type="float">
            <text:p>45286</text:p>
          </table:table-cell>
          <table:table-cell office:value-type="float" office:value="43584" calcext:value-type="float">
            <text:p>43584</text:p>
          </table:table-cell>
          <table:table-cell office:value-type="float" office:value="1702" calcext:value-type="float">
            <text:p>1702</text:p>
          </table:table-cell>
          <table:table-cell/>
          <table:table-cell table:formula="of:=[.M28]/([.E28]+[.I28]+[.M28])" office:value-type="percentage" office:value="0.0321198739360999" calcext:value-type="percentage">
            <text:p>3.2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917542" calcext:value-type="float">
            <text:p>917542</text:p>
          </table:table-cell>
          <table:table-cell office:value-type="float" office:value="867570" calcext:value-type="float">
            <text:p>867570</text:p>
          </table:table-cell>
          <table:table-cell office:value-type="float" office:value="49972" calcext:value-type="float">
            <text:p>49972</text:p>
          </table:table-cell>
          <table:table-cell/>
          <table:table-cell office:value-type="float" office:value="27743" calcext:value-type="float">
            <text:p>27743</text:p>
          </table:table-cell>
          <table:table-cell office:value-type="float" office:value="26646" calcext:value-type="float">
            <text:p>26646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32437" calcext:value-type="float">
            <text:p>32437</text:p>
          </table:table-cell>
          <table:table-cell office:value-type="float" office:value="30508" calcext:value-type="float">
            <text:p>30508</text:p>
          </table:table-cell>
          <table:table-cell office:value-type="float" office:value="1929" calcext:value-type="float">
            <text:p>1929</text:p>
          </table:table-cell>
          <table:table-cell/>
          <table:table-cell table:formula="of:=[.M29]/([.E29]+[.I29]+[.M29])" office:value-type="percentage" office:value="0.0363975999094305" calcext:value-type="percentage">
            <text:p>3.6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15766" calcext:value-type="float">
            <text:p>1815766</text:p>
          </table:table-cell>
          <table:table-cell office:value-type="float" office:value="1766263" calcext:value-type="float">
            <text:p>1766263</text:p>
          </table:table-cell>
          <table:table-cell office:value-type="float" office:value="49503" calcext:value-type="float">
            <text:p>49503</text:p>
          </table:table-cell>
          <table:table-cell/>
          <table:table-cell office:value-type="float" office:value="64597" calcext:value-type="float">
            <text:p>64597</text:p>
          </table:table-cell>
          <table:table-cell office:value-type="float" office:value="63307" calcext:value-type="float">
            <text:p>63307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63488" calcext:value-type="float">
            <text:p>63488</text:p>
          </table:table-cell>
          <table:table-cell office:value-type="float" office:value="61286" calcext:value-type="float">
            <text:p>61286</text:p>
          </table:table-cell>
          <table:table-cell office:value-type="float" office:value="2202" calcext:value-type="float">
            <text:p>2202</text:p>
          </table:table-cell>
          <table:table-cell/>
          <table:table-cell table:formula="of:=[.M30]/([.E30]+[.I30]+[.M30])" office:value-type="percentage" office:value="0.0415510897254458" calcext:value-type="percentage">
            <text:p>4.1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822148" calcext:value-type="float">
            <text:p>1822148</text:p>
          </table:table-cell>
          <table:table-cell office:value-type="float" office:value="1772243" calcext:value-type="float">
            <text:p>1772243</text:p>
          </table:table-cell>
          <table:table-cell office:value-type="float" office:value="49905" calcext:value-type="float">
            <text:p>49905</text:p>
          </table:table-cell>
          <table:table-cell/>
          <table:table-cell office:value-type="float" office:value="59674" calcext:value-type="float">
            <text:p>59674</text:p>
          </table:table-cell>
          <table:table-cell office:value-type="float" office:value="58627" calcext:value-type="float">
            <text:p>58627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61160" calcext:value-type="float">
            <text:p>61160</text:p>
          </table:table-cell>
          <table:table-cell office:value-type="float" office:value="59112" calcext:value-type="float">
            <text:p>59112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M31]/([.E31]+[.I31]+[.M31])" office:value-type="percentage" office:value="0.0386415094339623" calcext:value-type="percentage">
            <text:p>3.8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839036" calcext:value-type="float">
            <text:p>1839036</text:p>
          </table:table-cell>
          <table:table-cell office:value-type="float" office:value="1788808" calcext:value-type="float">
            <text:p>1788808</text:p>
          </table:table-cell>
          <table:table-cell office:value-type="float" office:value="50228" calcext:value-type="float">
            <text:p>50228</text:p>
          </table:table-cell>
          <table:table-cell/>
          <table:table-cell office:value-type="float" office:value="59485" calcext:value-type="float">
            <text:p>59485</text:p>
          </table:table-cell>
          <table:table-cell office:value-type="float" office:value="58452" calcext:value-type="float">
            <text:p>58452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50004" calcext:value-type="float">
            <text:p>50004</text:p>
          </table:table-cell>
          <table:table-cell office:value-type="float" office:value="48222" calcext:value-type="float">
            <text:p>48222</text:p>
          </table:table-cell>
          <table:table-cell office:value-type="float" office:value="1782" calcext:value-type="float">
            <text:p>1782</text:p>
          </table:table-cell>
          <table:table-cell/>
          <table:table-cell table:formula="of:=[.M32]/([.E32]+[.I32]+[.M32])" office:value-type="percentage" office:value="0.033595384876421" calcext:value-type="percentage">
            <text:p>3.3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819044" calcext:value-type="float">
            <text:p>1819044</text:p>
          </table:table-cell>
          <table:table-cell office:value-type="float" office:value="1769217" calcext:value-type="float">
            <text:p>1769217</text:p>
          </table:table-cell>
          <table:table-cell office:value-type="float" office:value="49827" calcext:value-type="float">
            <text:p>49827</text:p>
          </table:table-cell>
          <table:table-cell/>
          <table:table-cell office:value-type="float" office:value="59552" calcext:value-type="float">
            <text:p>59552</text:p>
          </table:table-cell>
          <table:table-cell office:value-type="float" office:value="58440" calcext:value-type="float">
            <text:p>58440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62473" calcext:value-type="float">
            <text:p>62473</text:p>
          </table:table-cell>
          <table:table-cell office:value-type="float" office:value="60378" calcext:value-type="float">
            <text:p>60378</text:p>
          </table:table-cell>
          <table:table-cell office:value-type="float" office:value="2095" calcext:value-type="float">
            <text:p>2095</text:p>
          </table:table-cell>
          <table:table-cell/>
          <table:table-cell table:formula="of:=[.M33]/([.E33]+[.I33]+[.M33])" office:value-type="percentage" office:value="0.0395029603650488" calcext:value-type="percentage">
            <text:p>3.95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385992476068105" calcext:value-type="percentage">
            <text:p>3.8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3:37:41.451015543</dc:date>
    <meta:editing-duration>PT1M57S</meta:editing-duration>
    <meta:editing-cycles>1</meta:editing-cycles>
    <meta:document-statistic meta:table-count="1" meta:cell-count="407" meta:object-count="0"/>
    <meta:generator>LibreOffice/5.1.6.2$Linux_X86_64 LibreOffice_project/10m0$Build-2</meta:generator>
  </office:meta>
</office:document-meta>
</file>